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6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7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8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9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0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3" style:family="table">
      <style:table-properties table:align="left" style:width="17.59cm" fo:margin-left="0cm"/>
    </style:style>
    <style:style style:name="Column3" style:family="table-column">
      <style:table-column-properties style:column-width="17.59cm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4" style:family="table-column">
      <style:table-column-properties style:column-width="17.59cm"/>
    </style:style>
    <style:style style:name="Row10" style:family="table-row"/>
    <style:style style:name="Cell1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break-before="auto" fo:line-height="100%" style:writing-mode="lr-tb"/>
    </style:style>
    <style:style style:name="P70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71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7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5" style:family="table-column">
      <style:table-column-properties style:column-width="17.59cm"/>
    </style:style>
    <style:style style:name="Row14" style:family="table-row"/>
    <style:style style:name="Cell1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" style:family="table">
      <style:table-properties table:align="left" style:width="17.237cm" fo:margin-left="0cm"/>
    </style:style>
    <style:style style:name="Column6" style:family="table-column">
      <style:table-column-properties style:column-width="17.237cm"/>
    </style:style>
    <style:style style:name="Row1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break-before="auto" fo:line-height="100%" style:writing-mode="lr-tb"/>
    </style:style>
    <style:style style:name="P10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7" style:family="table">
      <style:table-properties table:align="left" style:width="17.59cm" fo:margin-left="0cm"/>
    </style:style>
    <style:style style:name="Column7" style:family="table-column">
      <style:table-column-properties style:column-width="17.59cm"/>
    </style:style>
    <style:style style:name="Row19" style:family="table-row"/>
    <style:style style:name="Cell19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21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break-before="auto" fo:line-height="100%" style:writing-mode="lr-tb"/>
    </style:style>
    <style:style style:name="P12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8" style:family="table">
      <style:table-properties table:align="left" style:width="17.59cm" fo:margin-left="0cm"/>
    </style:style>
    <style:style style:name="Column8" style:family="table-column">
      <style:table-column-properties style:column-width="17.59cm"/>
    </style:style>
    <style:style style:name="Row23" style:family="table-row"/>
    <style:style style:name="Cell23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" style:family="table">
      <style:table-properties table:align="left" style:width="17.237cm" fo:margin-left="0cm"/>
    </style:style>
    <style:style style:name="Column9" style:family="table-column">
      <style:table-column-properties style:column-width="8.618cm"/>
    </style:style>
    <style:style style:name="Column10" style:family="table-column">
      <style:table-column-properties style:column-width="8.618cm"/>
    </style:style>
    <style:style style:name="Row25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29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break-before="auto" fo:line-height="100%" style:writing-mode="lr-tb"/>
    </style:style>
    <style:style style:name="P15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5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10" style:family="table">
      <style:table-properties table:align="left" style:width="17.59cm" fo:margin-left="0cm"/>
    </style:style>
    <style:style style:name="Column11" style:family="table-column">
      <style:table-column-properties style:column-width="17.59cm"/>
    </style:style>
    <style:style style:name="Row29" style:family="table-row"/>
    <style:style style:name="Cell31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33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break-before="auto" fo:line-height="100%" style:writing-mode="lr-tb"/>
    </style:style>
    <style:style style:name="P17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7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7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7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11" style:family="table">
      <style:table-properties table:align="left" style:width="17.59cm" fo:margin-left="0cm"/>
    </style:style>
    <style:style style:name="Column12" style:family="table-column">
      <style:table-column-properties style:column-width="17.59cm"/>
    </style:style>
    <style:style style:name="Row33" style:family="table-row"/>
    <style:style style:name="Cell3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2" style:family="table">
      <style:table-properties table:align="left" style:width="15.967cm" fo:margin-left="1.27cm"/>
    </style:style>
    <style:style style:name="Column13" style:family="table-column">
      <style:table-column-properties style:column-width="15.967cm"/>
    </style:style>
    <style:style style:name="Row35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3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break-before="auto" fo:line-height="100%" style:writing-mode="lr-tb"/>
    </style:style>
    <style:style style:name="P200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AP</text:span><text:span text:style-name="T3_2"><text:s/></text:span><text:span text:style-name="T3_3">Computer</text:span><text:span text:style-name="T3_4"><text:s/></text:span><text:span text:style-name="T3_5">Science</text:span><text:span text:style-name="T3_6"><text:s/></text:span><text:span text:style-name="T3_7">Prep</text:span><text:span text:style-name="T3_8"><text:s/>(</text:span><text:span text:style-name="T3_9">Java</text:span><text:span text:style-name="T3_10"><text:s/></text:span><text:span text:style-name="T3_11">DS</text:span><text:span text:style-name="T3_12"><text:s/>&amp;<text:s/></text:span><text:span text:style-name="T3_13">Algo</text:span><text:span text:style-name="T3_14">)</text:span></text:p>
      <text:p text:style-name="P4"/>
      <text:p text:style-name="P5"><text:span text:style-name="T5_1">Quiz</text:span><text:span text:style-name="T5_2"><text:s/>3:<text:s/></text:span><text:span text:style-name="T5_3">Java</text:span><text:span text:style-name="T5_4"><text:s/></text:span><text:span text:style-name="T5_5">Fundamentals</text:span><text:span text:style-name="T5_6"><text:s/>2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This</text:span><text:span text:style-name="T7_2"><text:s/></text:span><text:span text:style-name="T7_3">quiz</text:span><text:span text:style-name="T7_4"><text:s/></text:span><text:span text:style-name="T7_5">is</text:span><text:span text:style-name="T7_6"><text:s/></text:span><text:span text:style-name="T7_7">graded</text:span><text:span text:style-name="T7_8">!</text:span></text:p>
            <text:list text:style-name="LS1" xml:id="list0">
              <text:list-item>
                <text:p text:style-name="P8"><text:span text:style-name="T8_1">Only</text:span><text:span text:style-name="T8_2"><text:s/>1<text:s/></text:span><text:span text:style-name="T8_3">answer</text:span><text:span text:style-name="T8_4"><text:s/></text:span><text:span text:style-name="T8_5">is</text:span><text:span text:style-name="T8_6"><text:s/></text:span><text:span text:style-name="T8_7">correct</text:span></text:p>
              </text:list-item>
              <text:list-item>
                <text:p text:style-name="P9"><text:span text:style-name="T9_1">1<text:s/></text:span><text:span text:style-name="T9_2">for</text:span><text:span text:style-name="T9_3"><text:s/></text:span><text:span text:style-name="T9_4">each</text:span><text:span text:style-name="T9_5"><text:s/></text:span><text:span text:style-name="T9_6">answer</text:span></text:p>
              </text:list-item>
              <text:list-item>
                <text:p text:style-name="P10"><text:span text:style-name="T10_1">No</text:span><text:span text:style-name="T10_2"><text:s/></text:span><text:span text:style-name="T10_3">negative</text:span><text:span text:style-name="T10_4"><text:s/></text:span><text:span text:style-name="T10_5">marks</text:span></text:p>
              </text:list-item>
            </text:list>
          </table:table-cell>
        </table:table-row>
      </table:table>
      <text:p text:style-name="P11"/>
      <text:p text:style-name="P12"/>
      <table:table table:style-name="Table2">
        <table:table-column table:style-name="Column2"/>
        <table:table-row table:style-name="Row2">
          <table:table-cell table:style-name="Cell2">
            <text:p text:style-name="P13"><text:span text:style-name="T13_1">Question</text:span><text:span text:style-name="T13_2"><text:s/>1</text:span></text:p>
          </table:table-cell>
        </table:table-row>
        <table:table-row table:style-name="Row3">
          <table:table-cell table:style-name="Cell3">
            <text:p text:style-name="P14"><text:span text:style-name="T14_1">During</text:span><text:span text:style-name="T14_2"><text:s/></text:span><text:span text:style-name="T14_3">the</text:span><text:span text:style-name="T14_4"><text:s/></text:span><text:span text:style-name="T14_5">compilation</text:span><text:span text:style-name="T14_6"><text:s/></text:span><text:span text:style-name="T14_7">process</text:span><text:span text:style-name="T14_8">,<text:s/></text:span><text:span text:style-name="T14_9">Java</text:span><text:span text:style-name="T14_10"><text:s/></text:span><text:span text:style-name="T14_11">source</text:span><text:span text:style-name="T14_12"><text:s/></text:span><text:span text:style-name="T14_13">code</text:span><text:span text:style-name="T14_14"><text:s/></text:span><text:span text:style-name="T14_15">is</text:span><text:span text:style-name="T14_16"><text:s/></text:span><text:span text:style-name="T14_17">split</text:span><text:span text:style-name="T14_18"><text:s/></text:span><text:span text:style-name="T14_19">into</text:span><text:span text:style-name="T14_20"><text:s/>"</text:span><text:span text:style-name="T14_21">tokens</text:span><text:span text:style-name="T14_22">".<text:s/></text:span><text:span text:style-name="T14_23">Which</text:span><text:span text:style-name="T14_24"><text:s/></text:span><text:span text:style-name="T14_25">of</text:span><text:span text:style-name="T14_26"><text:s/></text:span><text:span text:style-name="T14_27">these</text:span><text:span text:style-name="T14_28"><text:s/></text:span><text:span text:style-name="T14_29">are</text:span><text:span text:style-name="T14_30"><text:s/></text:span><text:span text:style-name="T14_31">not</text:span><text:span text:style-name="T14_32"><text:s/></text:span><text:span text:style-name="T14_33">considered</text:span><text:span text:style-name="T14_34"><text:s/></text:span><text:span text:style-name="T14_35">tokens</text:span><text:span text:style-name="T14_36">?</text:span></text:p>
            <text:p text:style-name="P15"/>
            <text:list text:style-name="LS2" xml:id="list3">
              <text:list-item>
                <text:p text:style-name="P16"><text:span text:style-name="T16_1">numbers</text:span></text:p>
              </text:list-item>
              <text:list-item>
                <text:p text:style-name="P17"><text:span text:style-name="T17_1">characters</text:span></text:p>
              </text:list-item>
              <text:list-item>
                <text:p text:style-name="P18"><text:span text:style-name="T18_1">operators</text:span></text:p>
              </text:list-item>
              <text:list-item>
                <text:p text:style-name="P19"><text:span text:style-name="T19_1">statements</text:span></text:p>
              </text:list-item>
            </text:list>
            <text:p text:style-name="P20"/>
            <text:p text:style-name="P21"><text:span text:style-name="T21_1">Type</text:span><text:span text:style-name="T21_2"><text:s/></text:span><text:span text:style-name="T21_3">in</text:span><text:span text:style-name="T21_4"><text:s/>1<text:s/></text:span><text:span text:style-name="T21_5">if</text:span><text:span text:style-name="T21_6"><text:s/></text:span><text:span text:style-name="T21_7">you</text:span><text:span text:style-name="T21_8"><text:s/></text:span><text:span text:style-name="T21_9">think</text:span><text:span text:style-name="T21_10"><text:s/>1<text:s/></text:span><text:span text:style-name="T21_11">is</text:span><text:span text:style-name="T21_12"><text:s/></text:span><text:span text:style-name="T21_13">the</text:span><text:span text:style-name="T21_14"><text:s/></text:span><text:span text:style-name="T21_15">correct</text:span><text:span text:style-name="T21_16"><text:s/></text:span><text:span text:style-name="T21_17">answer</text:span><text:span text:style-name="T21_18">.</text:span></text:p>
            <text:p text:style-name="P22"><text:span text:style-name="T22_1">Type</text:span><text:span text:style-name="T22_2"><text:s/></text:span><text:span text:style-name="T22_3">in</text:span><text:span text:style-name="T22_4"><text:s/>2<text:s/></text:span><text:span text:style-name="T22_5">if</text:span><text:span text:style-name="T22_6"><text:s/></text:span><text:span text:style-name="T22_7">you</text:span><text:span text:style-name="T22_8"><text:s/></text:span><text:span text:style-name="T22_9">think</text:span><text:span text:style-name="T22_10"><text:s/>2<text:s/></text:span><text:span text:style-name="T22_11">is</text:span><text:span text:style-name="T22_12"><text:s/></text:span><text:span text:style-name="T22_13">the</text:span><text:span text:style-name="T22_14"><text:s/></text:span><text:span text:style-name="T22_15">correct</text:span><text:span text:style-name="T22_16"><text:s/></text:span><text:span text:style-name="T22_17">answer</text:span><text:span text:style-name="T22_18">.</text:span></text:p>
            <text:p text:style-name="P23"><text:span text:style-name="T23_1">Type</text:span><text:span text:style-name="T23_2"><text:s/></text:span><text:span text:style-name="T23_3">in</text:span><text:span text:style-name="T23_4"><text:s/>3<text:s/></text:span><text:span text:style-name="T23_5">if</text:span><text:span text:style-name="T23_6"><text:s/></text:span><text:span text:style-name="T23_7">you</text:span><text:span text:style-name="T23_8"><text:s/></text:span><text:span text:style-name="T23_9">think</text:span><text:span text:style-name="T23_10"><text:s/>3<text:s/></text:span><text:span text:style-name="T23_11">is</text:span><text:span text:style-name="T23_12"><text:s/></text:span><text:span text:style-name="T23_13">the</text:span><text:span text:style-name="T23_14"><text:s/></text:span><text:span text:style-name="T23_15">correct</text:span><text:span text:style-name="T23_16"><text:s/></text:span><text:span text:style-name="T23_17">answer</text:span><text:span text:style-name="T23_18">.</text:span></text:p>
            <text:p text:style-name="P24"><text:span text:style-name="T24_1">Type</text:span><text:span text:style-name="T24_2"><text:s/></text:span><text:span text:style-name="T24_3">in</text:span><text:span text:style-name="T24_4"><text:s/>4<text:s/></text:span><text:span text:style-name="T24_5">if</text:span><text:span text:style-name="T24_6"><text:s/></text:span><text:span text:style-name="T24_7">you</text:span><text:span text:style-name="T24_8"><text:s/></text:span><text:span text:style-name="T24_9">think</text:span><text:span text:style-name="T24_10"><text:s/>4<text:s/></text:span><text:span text:style-name="T24_11">is</text:span><text:span text:style-name="T24_12"><text:s/></text:span><text:span text:style-name="T24_13">the</text:span><text:span text:style-name="T24_14"><text:s/></text:span><text:span text:style-name="T24_15">correct</text:span><text:span text:style-name="T24_16"><text:s/></text:span><text:span text:style-name="T24_17">answer</text:span><text:span text:style-name="T24_18">.</text:span></text:p>
            <text:p text:style-name="P25"/>
            <text:p text:style-name="P26"><text:span text:style-name="T26_1">Indicate</text:span><text:span text:style-name="T26_2"><text:s/></text:span><text:span text:style-name="T26_3">your</text:span><text:span text:style-name="T26_4"><text:s/></text:span><text:span text:style-name="T26_5">choice</text:span><text:span text:style-name="T26_6"><text:s/></text:span><text:span text:style-name="T26_7">in</text:span><text:span text:style-name="T26_8"><text:s/></text:span><text:span text:style-name="T26_9">the</text:span><text:span text:style-name="T26_10"><text:s/></text:span><text:span text:style-name="T26_11">Answer</text:span><text:span text:style-name="T26_12"><text:s/></text:span><text:span text:style-name="T26_13">Box</text:span><text:span text:style-name="T26_14"><text:s/></text:span><text:span text:style-name="T26_15">below</text:span><text:span text:style-name="T26_16">.</text:span></text:p>
          </table:table-cell>
        </table:table-row>
        <table:table-row table:style-name="Row4">
          <table:table-cell table:style-name="Cell4">
            <text:p text:style-name="P27"/>
            <text:p text:style-name="P28"><text:span text:style-name="T28_1">Answer</text:span></text:p>
          </table:table-cell>
        </table:table-row>
        <table:table-row table:style-name="Row5">
          <table:table-cell table:style-name="Cell5">
            <text:p text:style-name="P29"/>
          </table:table-cell>
        </table:table-row>
      </table:table>
      <text:p text:style-name="P30"/>
      <text:p text:style-name="P31"/>
      <table:table table:style-name="Table3">
        <table:table-column table:style-name="Column3"/>
        <table:table-row table:style-name="Row6">
          <table:table-cell table:style-name="Cell6">
            <text:p text:style-name="P32"><text:span text:style-name="T32_1">Question</text:span><text:span text:style-name="T32_2"><text:s/>2</text:span></text:p>
          </table:table-cell>
        </table:table-row>
        <table:table-row table:style-name="Row7">
          <table:table-cell table:style-name="Cell7">
            <text:p text:style-name="P33"><text:span text:style-name="T33_1">Which</text:span><text:span text:style-name="T33_2"><text:s/></text:span><text:span text:style-name="T33_3">of</text:span><text:span text:style-name="T33_4"><text:s/></text:span><text:span text:style-name="T33_5">the</text:span><text:span text:style-name="T33_6"><text:s/></text:span><text:span text:style-name="T33_7">following</text:span><text:span text:style-name="T33_8"><text:s/></text:span><text:span text:style-name="T33_9">below</text:span><text:span text:style-name="T33_10"><text:s/></text:span><text:span text:style-name="T33_11">is</text:span><text:span text:style-name="T33_12"><text:s/></text:span><text:span text:style-name="T33_13">not</text:span><text:span text:style-name="T33_14"><text:s/></text:span><text:span text:style-name="T33_15">a</text:span><text:span text:style-name="T33_16"><text:s/></text:span><text:span text:style-name="T33_17">literal</text:span><text:span text:style-name="T33_18">?</text:span></text:p>
            <text:p text:style-name="P34"/>
            <text:list text:style-name="LS3" xml:id="list7">
              <text:list-item>
                <text:p text:style-name="P35"><text:span text:style-name="T35_1">"</text:span><text:span text:style-name="T35_2">abc</text:span><text:span text:style-name="T35_3">"</text:span></text:p>
              </text:list-item>
              <text:list-item>
                <text:p text:style-name="P36"><text:span text:style-name="T36_1">123</text:span></text:p>
              </text:list-item>
              <text:list-item>
                <text:p text:style-name="P37"><text:span text:style-name="T37_1">public</text:span></text:p>
              </text:list-item>
              <text:list-item>
                <text:p text:style-name="P38"><text:span text:style-name="T38_1">'</text:span><text:span text:style-name="T38_2">a</text:span><text:span text:style-name="T38_3">'</text:span></text:p>
              </text:list-item>
            </text:list>
            <text:p text:style-name="P39"/>
            <text:p text:style-name="P40"><text:span text:style-name="T40_1">Type</text:span><text:span text:style-name="T40_2"><text:s/></text:span><text:span text:style-name="T40_3">in</text:span><text:span text:style-name="T40_4"><text:s/>1<text:s/></text:span><text:span text:style-name="T40_5">if</text:span><text:span text:style-name="T40_6"><text:s/></text:span><text:span text:style-name="T40_7">you</text:span><text:span text:style-name="T40_8"><text:s/></text:span><text:span text:style-name="T40_9">think</text:span><text:span text:style-name="T40_10"><text:s/>1<text:s/></text:span><text:span text:style-name="T40_11">is</text:span><text:span text:style-name="T40_12"><text:s/></text:span><text:span text:style-name="T40_13">the</text:span><text:span text:style-name="T40_14"><text:s/></text:span><text:span text:style-name="T40_15">correct</text:span><text:span text:style-name="T40_16"><text:s/></text:span><text:span text:style-name="T40_17">answer</text:span><text:span text:style-name="T40_18">.</text:span></text:p>
            <text:p text:style-name="P41"><text:span text:style-name="T41_1">Type</text:span><text:span text:style-name="T41_2"><text:s/></text:span><text:span text:style-name="T41_3">in</text:span><text:span text:style-name="T41_4"><text:s/>2<text:s/></text:span><text:span text:style-name="T41_5">if</text:span><text:span text:style-name="T41_6"><text:s/></text:span><text:span text:style-name="T41_7">you</text:span><text:span text:style-name="T41_8"><text:s/></text:span><text:span text:style-name="T41_9">think</text:span><text:span text:style-name="T41_10"><text:s/>2<text:s/></text:span><text:span text:style-name="T41_11">is</text:span><text:span text:style-name="T41_12"><text:s/></text:span><text:span text:style-name="T41_13">the</text:span><text:span text:style-name="T41_14"><text:s/></text:span><text:span text:style-name="T41_15">correct</text:span><text:span text:style-name="T41_16"><text:s/></text:span><text:span text:style-name="T41_17">answer</text:span><text:span text:style-name="T41_18">.</text:span></text:p>
            <text:p text:style-name="P42"><text:span text:style-name="T42_1">Type</text:span><text:span text:style-name="T42_2"><text:s/></text:span><text:span text:style-name="T42_3">in</text:span><text:span text:style-name="T42_4"><text:s/>3<text:s/></text:span><text:span text:style-name="T42_5">if</text:span><text:span text:style-name="T42_6"><text:s/></text:span><text:span text:style-name="T42_7">you</text:span><text:span text:style-name="T42_8"><text:s/></text:span><text:span text:style-name="T42_9">think</text:span><text:span text:style-name="T42_10"><text:s/>3<text:s/></text:span><text:span text:style-name="T42_11">is</text:span><text:span text:style-name="T42_12"><text:s/></text:span><text:span text:style-name="T42_13">the</text:span><text:span text:style-name="T42_14"><text:s/></text:span><text:span text:style-name="T42_15">correct</text:span><text:span text:style-name="T42_16"><text:s/></text:span><text:span text:style-name="T42_17">answer</text:span><text:span text:style-name="T42_18">.</text:span></text:p>
            <text:p text:style-name="P43"><text:span text:style-name="T43_1">Type</text:span><text:span text:style-name="T43_2"><text:s/></text:span><text:span text:style-name="T43_3">in</text:span><text:span text:style-name="T43_4"><text:s/>4<text:s/></text:span><text:span text:style-name="T43_5">if</text:span><text:span text:style-name="T43_6"><text:s/></text:span><text:span text:style-name="T43_7">you</text:span><text:span text:style-name="T43_8"><text:s/></text:span><text:span text:style-name="T43_9">think</text:span><text:span text:style-name="T43_10"><text:s/>4<text:s/></text:span><text:span text:style-name="T43_11">is</text:span><text:span text:style-name="T43_12"><text:s/></text:span><text:span text:style-name="T43_13">the</text:span><text:span text:style-name="T43_14"><text:s/></text:span><text:span text:style-name="T43_15">correct</text:span><text:span text:style-name="T43_16"><text:s/></text:span><text:span text:style-name="T43_17">answer</text:span><text:span text:style-name="T43_18">.</text:span></text:p>
            <text:p text:style-name="P44"/>
            <text:p text:style-name="P45"><text:span text:style-name="T45_1">Indicate</text:span><text:span text:style-name="T45_2"><text:s/></text:span><text:span text:style-name="T45_3">your</text:span><text:span text:style-name="T45_4"><text:s/></text:span><text:span text:style-name="T45_5">choice</text:span><text:span text:style-name="T45_6"><text:s/></text:span><text:span text:style-name="T45_7">in</text:span><text:span text:style-name="T45_8"><text:s/></text:span><text:span text:style-name="T45_9">the</text:span><text:span text:style-name="T45_10"><text:s/></text:span><text:span text:style-name="T45_11">Answer</text:span><text:span text:style-name="T45_12"><text:s/></text:span><text:span text:style-name="T45_13">Box</text:span><text:span text:style-name="T45_14"><text:s/></text:span><text:span text:style-name="T45_15">below</text:span><text:span text:style-name="T45_16">.</text:span></text:p>
          </table:table-cell>
        </table:table-row>
        <table:table-row table:style-name="Row8">
          <table:table-cell table:style-name="Cell8">
            <text:p text:style-name="P46"/>
            <text:p text:style-name="P47"><text:span text:style-name="T47_1">Answer</text:span></text:p>
          </table:table-cell>
        </table:table-row>
        <table:table-row table:style-name="Row9">
          <table:table-cell table:style-name="Cell9">
            <text:p text:style-name="P48"/>
          </table:table-cell>
        </table:table-row>
      </table:table>
      <text:p text:style-name="P49"/>
      <text:p text:style-name="P50"/>
      <text:p text:style-name="P51"/>
      <table:table table:style-name="Table4">
        <table:table-column table:style-name="Column4"/>
        <table:table-row table:style-name="Row10">
          <table:table-cell table:style-name="Cell10">
            <text:p text:style-name="P52"><text:span text:style-name="T52_1">Question</text:span><text:span text:style-name="T52_2"><text:s/>3</text:span></text:p>
          </table:table-cell>
        </table:table-row>
        <table:table-row table:style-name="Row11">
          <table:table-cell table:style-name="Cell11">
            <text:p text:style-name="P53"><text:span text:style-name="T53_1">Which</text:span><text:span text:style-name="T53_2"><text:s/></text:span><text:span text:style-name="T53_3">of</text:span><text:span text:style-name="T53_4"><text:s/></text:span><text:span text:style-name="T53_5">the</text:span><text:span text:style-name="T53_6"><text:s/></text:span><text:span text:style-name="T53_7">following</text:span><text:span text:style-name="T53_8"><text:s/></text:span><text:span text:style-name="T53_9">is</text:span><text:span text:style-name="T53_10"><text:s/></text:span><text:span text:style-name="T53_11">true</text:span><text:span text:style-name="T53_12"><text:s/></text:span><text:span text:style-name="T53_13">of</text:span><text:span text:style-name="T53_14"><text:s/></text:span><text:span text:style-name="T53_15">a</text:span><text:span text:style-name="T53_16"><text:s/></text:span><text:span text:style-name="T53_17">keyword</text:span><text:span text:style-name="T53_18">?</text:span></text:p>
            <text:p text:style-name="P54"/>
            <text:list text:style-name="LS4" xml:id="list11">
              <text:list-item>
                <text:p text:style-name="P55"><text:span text:style-name="T55_1">It</text:span><text:span text:style-name="T55_2"><text:s/></text:span><text:span text:style-name="T55_3">is</text:span><text:span text:style-name="T55_4"><text:s/></text:span><text:span text:style-name="T55_5">a</text:span><text:span text:style-name="T55_6"><text:s/></text:span><text:span text:style-name="T55_7">word</text:span><text:span text:style-name="T55_8"><text:s/></text:span><text:span text:style-name="T55_9">reserved</text:span><text:span text:style-name="T55_10"><text:s/></text:span><text:span text:style-name="T55_11">by</text:span><text:span text:style-name="T55_12"><text:s/></text:span><text:span text:style-name="T55_13">the</text:span><text:span text:style-name="T55_14"><text:s/></text:span><text:span text:style-name="T55_15">Java</text:span><text:span text:style-name="T55_16"><text:s/></text:span><text:span text:style-name="T55_17">language</text:span><text:span text:style-name="T55_18"><text:s/></text:span><text:span text:style-name="T55_19">language</text:span></text:p>
              </text:list-item>
              <text:list-item>
                <text:p text:style-name="P56"><text:span text:style-name="T56_1">A</text:span><text:span text:style-name="T56_2"><text:s/></text:span><text:span text:style-name="T56_3">word</text:span><text:span text:style-name="T56_4"><text:s/></text:span><text:span text:style-name="T56_5">that</text:span><text:span text:style-name="T56_6"><text:s/></text:span><text:span text:style-name="T56_7">needs</text:span><text:span text:style-name="T56_8"><text:s/></text:span><text:span text:style-name="T56_9">to</text:span><text:span text:style-name="T56_10"><text:s/></text:span><text:span text:style-name="T56_11">be</text:span><text:span text:style-name="T56_12"><text:s/></text:span><text:span text:style-name="T56_13">used</text:span><text:span text:style-name="T56_14"><text:s/></text:span><text:span text:style-name="T56_15">as</text:span><text:span text:style-name="T56_16"><text:s/></text:span><text:span text:style-name="T56_17">specified</text:span><text:span text:style-name="T56_18"><text:s/></text:span><text:span text:style-name="T56_19">by</text:span><text:span text:style-name="T56_20"><text:s/></text:span><text:span text:style-name="T56_21">the</text:span><text:span text:style-name="T56_22"><text:s/></text:span><text:span text:style-name="T56_23">Java</text:span><text:span text:style-name="T56_24"><text:s/></text:span><text:span text:style-name="T56_25">language</text:span></text:p>
              </text:list-item>
              <text:list-item>
                <text:p text:style-name="P57"><text:span text:style-name="T57_1">A</text:span><text:span text:style-name="T57_2"><text:s/></text:span><text:span text:style-name="T57_3">word</text:span><text:span text:style-name="T57_4"><text:s/></text:span><text:span text:style-name="T57_5">that</text:span><text:span text:style-name="T57_6"><text:s/></text:span><text:span text:style-name="T57_7">cannot</text:span><text:span text:style-name="T57_8"><text:s/></text:span><text:span text:style-name="T57_9">be</text:span><text:span text:style-name="T57_10"><text:s/></text:span><text:span text:style-name="T57_11">used</text:span><text:span text:style-name="T57_12"><text:s/></text:span><text:span text:style-name="T57_13">as</text:span><text:span text:style-name="T57_14"><text:s/></text:span><text:span text:style-name="T57_15">an</text:span><text:span text:style-name="T57_16"><text:s/></text:span><text:span text:style-name="T57_17">identifier</text:span></text:p>
              </text:list-item>
              <text:list-item>
                <text:p text:style-name="P58"><text:span text:style-name="T58_1">All</text:span><text:span text:style-name="T58_2"><text:s/></text:span><text:span text:style-name="T58_3">of</text:span><text:span text:style-name="T58_4"><text:s/></text:span><text:span text:style-name="T58_5">the</text:span><text:span text:style-name="T58_6"><text:s/></text:span><text:span text:style-name="T58_7">above</text:span></text:p>
              </text:list-item>
            </text:list>
            <text:p text:style-name="P59"/>
            <text:p text:style-name="P60"><text:span text:style-name="T60_1">Type</text:span><text:span text:style-name="T60_2"><text:s/></text:span><text:span text:style-name="T60_3">in</text:span><text:span text:style-name="T60_4"><text:s/>1<text:s/></text:span><text:span text:style-name="T60_5">if</text:span><text:span text:style-name="T60_6"><text:s/></text:span><text:span text:style-name="T60_7">you</text:span><text:span text:style-name="T60_8"><text:s/></text:span><text:span text:style-name="T60_9">think</text:span><text:span text:style-name="T60_10"><text:s/>1<text:s/></text:span><text:span text:style-name="T60_11">is</text:span><text:span text:style-name="T60_12"><text:s/></text:span><text:span text:style-name="T60_13">the</text:span><text:span text:style-name="T60_14"><text:s/></text:span><text:span text:style-name="T60_15">correct</text:span><text:span text:style-name="T60_16"><text:s/></text:span><text:span text:style-name="T60_17">answer</text:span><text:span text:style-name="T60_18">.</text:span></text:p>
            <text:p text:style-name="P61"><text:span text:style-name="T61_1">Type</text:span><text:span text:style-name="T61_2"><text:s/></text:span><text:span text:style-name="T61_3">in</text:span><text:span text:style-name="T61_4"><text:s/>2<text:s/></text:span><text:span text:style-name="T61_5">if</text:span><text:span text:style-name="T61_6"><text:s/></text:span><text:span text:style-name="T61_7">you</text:span><text:span text:style-name="T61_8"><text:s/></text:span><text:span text:style-name="T61_9">think</text:span><text:span text:style-name="T61_10"><text:s/>2<text:s/></text:span><text:span text:style-name="T61_11">is</text:span><text:span text:style-name="T61_12"><text:s/></text:span><text:span text:style-name="T61_13">the</text:span><text:span text:style-name="T61_14"><text:s/></text:span><text:span text:style-name="T61_15">correct</text:span><text:span text:style-name="T61_16"><text:s/></text:span><text:span text:style-name="T61_17">answer</text:span><text:span text:style-name="T61_18">.</text:span></text:p>
            <text:p text:style-name="P62"><text:span text:style-name="T62_1">Type</text:span><text:span text:style-name="T62_2"><text:s/></text:span><text:span text:style-name="T62_3">in</text:span><text:span text:style-name="T62_4"><text:s/>3<text:s/></text:span><text:span text:style-name="T62_5">if</text:span><text:span text:style-name="T62_6"><text:s/></text:span><text:span text:style-name="T62_7">you</text:span><text:span text:style-name="T62_8"><text:s/></text:span><text:span text:style-name="T62_9">think</text:span><text:span text:style-name="T62_10"><text:s/>3<text:s/></text:span><text:span text:style-name="T62_11">is</text:span><text:span text:style-name="T62_12"><text:s/></text:span><text:span text:style-name="T62_13">the</text:span><text:span text:style-name="T62_14"><text:s/></text:span><text:span text:style-name="T62_15">correct</text:span><text:span text:style-name="T62_16"><text:s/></text:span><text:span text:style-name="T62_17">answer</text:span><text:span text:style-name="T62_18">.</text:span></text:p>
            <text:p text:style-name="P63"><text:span text:style-name="T63_1">Type</text:span><text:span text:style-name="T63_2"><text:s/></text:span><text:span text:style-name="T63_3">in</text:span><text:span text:style-name="T63_4"><text:s/>4<text:s/></text:span><text:span text:style-name="T63_5">if</text:span><text:span text:style-name="T63_6"><text:s/></text:span><text:span text:style-name="T63_7">you</text:span><text:span text:style-name="T63_8"><text:s/></text:span><text:span text:style-name="T63_9">think</text:span><text:span text:style-name="T63_10"><text:s/>4<text:s/></text:span><text:span text:style-name="T63_11">is</text:span><text:span text:style-name="T63_12"><text:s/></text:span><text:span text:style-name="T63_13">the</text:span><text:span text:style-name="T63_14"><text:s/></text:span><text:span text:style-name="T63_15">correct</text:span><text:span text:style-name="T63_16"><text:s/></text:span><text:span text:style-name="T63_17">answer</text:span><text:span text:style-name="T63_18">.</text:span></text:p>
            <text:p text:style-name="P64"/>
            <text:p text:style-name="P65"><text:span text:style-name="T65_1">Indicate</text:span><text:span text:style-name="T65_2"><text:s/></text:span><text:span text:style-name="T65_3">your</text:span><text:span text:style-name="T65_4"><text:s/></text:span><text:span text:style-name="T65_5">choice</text:span><text:span text:style-name="T65_6"><text:s/></text:span><text:span text:style-name="T65_7">in</text:span><text:span text:style-name="T65_8"><text:s/></text:span><text:span text:style-name="T65_9">the</text:span><text:span text:style-name="T65_10"><text:s/></text:span><text:span text:style-name="T65_11">Answer</text:span><text:span text:style-name="T65_12"><text:s/></text:span><text:span text:style-name="T65_13">Box</text:span><text:span text:style-name="T65_14"><text:s/></text:span><text:span text:style-name="T65_15">below</text:span><text:span text:style-name="T65_16">.</text:span></text:p>
          </table:table-cell>
        </table:table-row>
        <table:table-row table:style-name="Row12">
          <table:table-cell table:style-name="Cell12">
            <text:p text:style-name="P66"/>
            <text:p text:style-name="P67"><text:span text:style-name="T67_1">Answer</text:span></text:p>
          </table:table-cell>
        </table:table-row>
        <table:table-row table:style-name="Row13">
          <table:table-cell table:style-name="Cell13">
            <text:p text:style-name="P68"/>
          </table:table-cell>
        </table:table-row>
      </table:table>
      <text:p text:style-name="P69"/>
      <text:p text:style-name="P70"/>
      <text:p text:style-name="P71"/>
      <text:p text:style-name="P72"/>
      <table:table table:style-name="Table5">
        <table:table-column table:style-name="Column5"/>
        <table:table-row table:style-name="Row14">
          <table:table-cell table:style-name="Cell14">
            <text:p text:style-name="P73"><text:span text:style-name="T73_1">Question</text:span><text:span text:style-name="T73_2"><text:s/>4</text:span></text:p>
          </table:table-cell>
        </table:table-row>
        <table:table-row table:style-name="Row15">
          <table:table-cell table:style-name="Cell15">
            <text:p text:style-name="P74"><text:span text:style-name="T74_1">The</text:span><text:span text:style-name="T74_2"><text:s/></text:span><text:span text:style-name="T74_3">code</text:span><text:span text:style-name="T74_4"><text:s/></text:span><text:span text:style-name="T74_5">snippet</text:span><text:span text:style-name="T74_6"><text:s/></text:span><text:span text:style-name="T74_7">below</text:span><text:span text:style-name="T74_8"><text:s/></text:span><text:span text:style-name="T74_9">has</text:span><text:span text:style-name="T74_10"><text:s/></text:span><text:span text:style-name="T74_11">some</text:span><text:span text:style-name="T74_12"><text:s/></text:span><text:span text:style-name="T74_13">words</text:span><text:span text:style-name="T74_14"><text:s/></text:span><text:span text:style-name="T74_15">highlighted</text:span><text:span text:style-name="T74_16">.<text:s/></text:span><text:span text:style-name="T74_17">Which</text:span><text:span text:style-name="T74_18"><text:s/></text:span><text:span text:style-name="T74_19">of</text:span><text:span text:style-name="T74_20"><text:s/></text:span><text:span text:style-name="T74_21">the</text:span><text:span text:style-name="T74_22"><text:s/></text:span><text:span text:style-name="T74_23">words</text:span><text:span text:style-name="T74_24"><text:s/></text:span><text:span text:style-name="T74_25">is</text:span><text:span text:style-name="T74_26"><text:s/></text:span><text:span text:style-name="T74_27">not</text:span><text:span text:style-name="T74_28"><text:s/></text:span><text:span text:style-name="T74_29">an</text:span><text:span text:style-name="T74_30"><text:s/></text:span><text:span text:style-name="T74_31">identifier</text:span><text:span text:style-name="T74_32">?</text:span></text:p>
            <text:p text:style-name="P75"/>
            <text:list text:style-name="LS5" xml:id="list15">
              <text:list-item>
                <text:p text:style-name="P76"><text:span text:style-name="T76_1">HelloWorld</text:span></text:p>
              </text:list-item>
              <text:list-item>
                <text:p text:style-name="P77"><text:span text:style-name="T77_1">args</text:span></text:p>
              </text:list-item>
              <text:list-item>
                <text:p text:style-name="P78"><text:span text:style-name="T78_1">message</text:span></text:p>
              </text:list-item>
              <text:list-item>
                <text:p text:style-name="P79"><text:span text:style-name="T79_1">public</text:span></text:p>
              </text:list-item>
            </text:list>
            <text:p text:style-name="P80"/>
            <table:table table:style-name="Table6">
              <table:table-column table:style-name="Column6"/>
              <table:table-row table:style-name="Row16">
                <table:table-cell table:style-name="Cell16">
                  <text:p text:style-name="P81"><text:span text:style-name="T81_1">/**</text:span></text:p>
                  <text:p text:style-name="P82"><text:span text:style-name="T82_1"><text:s/>*<text:s/></text:span><text:span text:style-name="T82_2">HelloWorld</text:span><text:span text:style-name="T82_3"><text:s/></text:span><text:span text:style-name="T82_4">is</text:span><text:span text:style-name="T82_5"><text:s/></text:span><text:span text:style-name="T82_6">a</text:span><text:span text:style-name="T82_7"><text:s/></text:span><text:span text:style-name="T82_8">Java</text:span><text:span text:style-name="T82_9"><text:s/></text:span><text:span text:style-name="T82_10">Class</text:span></text:p>
                  <text:p text:style-name="P83"><text:span text:style-name="T83_1"><text:s/>*<text:s/></text:span><text:span text:style-name="T83_2">The</text:span><text:span text:style-name="T83_3"><text:s/></text:span><text:span text:style-name="T83_4">entire</text:span><text:span text:style-name="T83_5"><text:s/></text:span><text:span text:style-name="T83_6">code</text:span><text:span text:style-name="T83_7"><text:s/></text:span><text:span text:style-name="T83_8">for</text:span><text:span text:style-name="T83_9"><text:s/></text:span><text:span text:style-name="T83_10">HelloWorld</text:span><text:span text:style-name="T83_11"><text:s/></text:span><text:span text:style-name="T83_12">is</text:span><text:span text:style-name="T83_13"><text:s/></text:span><text:span text:style-name="T83_14">contained</text:span><text:span text:style-name="T83_15"><text:s/></text:span><text:span text:style-name="T83_16">in</text:span><text:span text:style-name="T83_17"><text:s/></text:span><text:span text:style-name="T83_18">this</text:span><text:span text:style-name="T83_19"><text:s/></text:span><text:span text:style-name="T83_20">file</text:span><text:span text:style-name="T83_21"><text:s/>“</text:span><text:span text:style-name="T83_22">HelloWorld</text:span><text:span text:style-name="T83_23">.</text:span><text:span text:style-name="T83_24">java</text:span><text:span text:style-name="T83_25">”<text:s text:c="2"/></text:span></text:p>
                  <text:p text:style-name="P84"><text:span text:style-name="T84_1"><text:s/>*/</text:span></text:p>
                  <text:p text:style-name="P85"><text:span text:style-name="T85_1">public</text:span><text:span text:style-name="T85_2"><text:s/></text:span><text:span text:style-name="T85_3">class</text:span><text:span text:style-name="T85_4"><text:s/></text:span><text:span text:style-name="T85_5">HelloWorld</text:span><text:span text:style-name="T85_6"><text:s/>{</text:span></text:p>
                  <text:p text:style-name="P86"><text:span text:style-name="T86_1"><text:s text:c="6"/>//<text:s/></text:span><text:span text:style-name="T86_2">main</text:span><text:span text:style-name="T86_3"><text:s/></text:span><text:span text:style-name="T86_4">is</text:span><text:span text:style-name="T86_5"><text:s/></text:span><text:span text:style-name="T86_6">a</text:span><text:span text:style-name="T86_7"><text:s/></text:span><text:span text:style-name="T86_8">Java</text:span><text:span text:style-name="T86_9"><text:s/></text:span><text:span text:style-name="T86_10">Method</text:span><text:span text:style-name="T86_11">.<text:s/></text:span><text:span text:style-name="T86_12">Other</text:span><text:span text:style-name="T86_13"><text:s/></text:span><text:span text:style-name="T86_14">programs</text:span><text:span text:style-name="T86_15"><text:s/></text:span><text:span text:style-name="T86_16">can</text:span><text:span text:style-name="T86_17"><text:s/></text:span><text:span text:style-name="T86_18">send</text:span><text:span text:style-name="T86_19"><text:s/></text:span><text:span text:style-name="T86_20">messages</text:span><text:span text:style-name="T86_21"><text:s/></text:span><text:span text:style-name="T86_22">to</text:span><text:span text:style-name="T86_23"><text:s/></text:span><text:span text:style-name="T86_24">the</text:span><text:span text:style-name="T86_25"><text:s/></text:span><text:span text:style-name="T86_26">main</text:span><text:span text:style-name="T86_27"><text:s/></text:span><text:span text:style-name="T86_28">method</text:span></text:p>
                  <text:p text:style-name="P87"><text:span text:style-name="T87_1"><text:s text:c="6"/></text:span><text:span text:style-name="T87_2">public</text:span><text:span text:style-name="T87_3"><text:s/></text:span><text:span text:style-name="T87_4">static</text:span><text:span text:style-name="T87_5"><text:s/></text:span><text:span text:style-name="T87_6">void</text:span><text:span text:style-name="T87_7"><text:s/></text:span><text:span text:style-name="T87_8">main</text:span><text:span text:style-name="T87_9">(</text:span><text:span text:style-name="T87_10">String</text:span><text:span text:style-name="T87_11">[]<text:s/></text:span><text:span text:style-name="T87_12">args</text:span><text:span text:style-name="T87_13">)<text:s/>{</text:span></text:p>
                  <text:p text:style-name="P88"><text:span text:style-name="T88_1"><text:s text:c="13"/></text:span><text:span text:style-name="T88_2">String</text:span><text:span text:style-name="T88_3"><text:s/></text:span><text:span text:style-name="T88_4">message</text:span><text:span text:style-name="T88_5"><text:s/>=<text:s/>“</text:span><text:span text:style-name="T88_6">Hello</text:span><text:span text:style-name="T88_7"><text:s/></text:span><text:span text:style-name="T88_8">World</text:span><text:span text:style-name="T88_9">”;</text:span></text:p>
                  <text:p text:style-name="P89"><text:span text:style-name="T89_1"><text:s text:c="13"/></text:span><text:span text:style-name="T89_2">System</text:span><text:span text:style-name="T89_3">.</text:span><text:span text:style-name="T89_4">out</text:span><text:span text:style-name="T89_5">.</text:span><text:span text:style-name="T89_6">println</text:span><text:span text:style-name="T89_7">(</text:span><text:span text:style-name="T89_8">message</text:span><text:span text:style-name="T89_9">);</text:span></text:p>
                  <text:p text:style-name="P90"><text:span text:style-name="T90_1"><text:s text:c="6"/>}</text:span></text:p>
                  <text:p text:style-name="P91"><text:span text:style-name="T91_1">}</text:span></text:p>
                </table:table-cell>
              </table:table-row>
            </table:table>
            <text:p text:style-name="P92"/>
            <text:p text:style-name="P93"/>
            <text:p text:style-name="P94"><text:span text:style-name="T94_1">Type</text:span><text:span text:style-name="T94_2"><text:s/></text:span><text:span text:style-name="T94_3">in</text:span><text:span text:style-name="T94_4"><text:s/>1<text:s/></text:span><text:span text:style-name="T94_5">if</text:span><text:span text:style-name="T94_6"><text:s/></text:span><text:span text:style-name="T94_7">you</text:span><text:span text:style-name="T94_8"><text:s/></text:span><text:span text:style-name="T94_9">think</text:span><text:span text:style-name="T94_10"><text:s/>1<text:s/></text:span><text:span text:style-name="T94_11">is</text:span><text:span text:style-name="T94_12"><text:s/></text:span><text:span text:style-name="T94_13">the</text:span><text:span text:style-name="T94_14"><text:s/></text:span><text:span text:style-name="T94_15">correct</text:span><text:span text:style-name="T94_16"><text:s/></text:span><text:span text:style-name="T94_17">answer</text:span><text:span text:style-name="T94_18">.</text:span></text:p>
            <text:p text:style-name="P95"><text:span text:style-name="T95_1">Type</text:span><text:span text:style-name="T95_2"><text:s/></text:span><text:span text:style-name="T95_3">in</text:span><text:span text:style-name="T95_4"><text:s/>2<text:s/></text:span><text:span text:style-name="T95_5">if</text:span><text:span text:style-name="T95_6"><text:s/></text:span><text:span text:style-name="T95_7">you</text:span><text:span text:style-name="T95_8"><text:s/></text:span><text:span text:style-name="T95_9">think</text:span><text:span text:style-name="T95_10"><text:s/>2<text:s/></text:span><text:span text:style-name="T95_11">is</text:span><text:span text:style-name="T95_12"><text:s/></text:span><text:span text:style-name="T95_13">the</text:span><text:span text:style-name="T95_14"><text:s/></text:span><text:span text:style-name="T95_15">correct</text:span><text:span text:style-name="T95_16"><text:s/></text:span><text:span text:style-name="T95_17">answer</text:span><text:span text:style-name="T95_18">.</text:span></text:p>
            <text:p text:style-name="P96"><text:span text:style-name="T96_1">Type</text:span><text:span text:style-name="T96_2"><text:s/></text:span><text:span text:style-name="T96_3">in</text:span><text:span text:style-name="T96_4"><text:s/>3<text:s/></text:span><text:span text:style-name="T96_5">if</text:span><text:span text:style-name="T96_6"><text:s/></text:span><text:span text:style-name="T96_7">you</text:span><text:span text:style-name="T96_8"><text:s/></text:span><text:span text:style-name="T96_9">think</text:span><text:span text:style-name="T96_10"><text:s/>3<text:s/></text:span><text:span text:style-name="T96_11">is</text:span><text:span text:style-name="T96_12"><text:s/></text:span><text:span text:style-name="T96_13">the</text:span><text:span text:style-name="T96_14"><text:s/></text:span><text:span text:style-name="T96_15">correct</text:span><text:span text:style-name="T96_16"><text:s/></text:span><text:span text:style-name="T96_17">answer</text:span><text:span text:style-name="T96_18">.</text:span></text:p>
            <text:p text:style-name="P97"><text:span text:style-name="T97_1">Type</text:span><text:span text:style-name="T97_2"><text:s/></text:span><text:span text:style-name="T97_3">in</text:span><text:span text:style-name="T97_4"><text:s/>4<text:s/></text:span><text:span text:style-name="T97_5">if</text:span><text:span text:style-name="T97_6"><text:s/></text:span><text:span text:style-name="T97_7">you</text:span><text:span text:style-name="T97_8"><text:s/></text:span><text:span text:style-name="T97_9">think</text:span><text:span text:style-name="T97_10"><text:s/>4<text:s/></text:span><text:span text:style-name="T97_11">is</text:span><text:span text:style-name="T97_12"><text:s/></text:span><text:span text:style-name="T97_13">the</text:span><text:span text:style-name="T97_14"><text:s/></text:span><text:span text:style-name="T97_15">correct</text:span><text:span text:style-name="T97_16"><text:s/></text:span><text:span text:style-name="T97_17">answer</text:span><text:span text:style-name="T97_18">.</text:span></text:p>
            <text:p text:style-name="P98"/>
            <text:p text:style-name="P99"><text:span text:style-name="T99_1">Indicate</text:span><text:span text:style-name="T99_2"><text:s/></text:span><text:span text:style-name="T99_3">your</text:span><text:span text:style-name="T99_4"><text:s/></text:span><text:span text:style-name="T99_5">choice</text:span><text:span text:style-name="T99_6"><text:s/></text:span><text:span text:style-name="T99_7">in</text:span><text:span text:style-name="T99_8"><text:s/></text:span><text:span text:style-name="T99_9">the</text:span><text:span text:style-name="T99_10"><text:s/></text:span><text:span text:style-name="T99_11">Answer</text:span><text:span text:style-name="T99_12"><text:s/></text:span><text:span text:style-name="T99_13">Box</text:span><text:span text:style-name="T99_14"><text:s/></text:span><text:span text:style-name="T99_15">below</text:span><text:span text:style-name="T99_16">.</text:span></text:p>
          </table:table-cell>
        </table:table-row>
        <table:table-row table:style-name="Row17">
          <table:table-cell table:style-name="Cell17">
            <text:p text:style-name="P100"/>
            <text:p text:style-name="P101"><text:span text:style-name="T101_1">Answer</text:span></text:p>
          </table:table-cell>
        </table:table-row>
        <table:table-row table:style-name="Row18">
          <table:table-cell table:style-name="Cell18">
            <text:p text:style-name="P102"/>
          </table:table-cell>
        </table:table-row>
      </table:table>
      <text:p text:style-name="P103"/>
      <text:p text:style-name="P104"/>
      <table:table table:style-name="Table7">
        <table:table-column table:style-name="Column7"/>
        <table:table-row table:style-name="Row19">
          <table:table-cell table:style-name="Cell19">
            <text:p text:style-name="P105"><text:span text:style-name="T105_1">Question</text:span><text:span text:style-name="T105_2"><text:s/>5</text:span></text:p>
          </table:table-cell>
        </table:table-row>
        <table:table-row table:style-name="Row20">
          <table:table-cell table:style-name="Cell20">
            <text:p text:style-name="P106"><text:span text:style-name="T106_1">Which</text:span><text:span text:style-name="T106_2"><text:s/></text:span><text:span text:style-name="T106_3">of</text:span><text:span text:style-name="T106_4"><text:s/></text:span><text:span text:style-name="T106_5">the</text:span><text:span text:style-name="T106_6"><text:s/></text:span><text:span text:style-name="T106_7">following</text:span><text:span text:style-name="T106_8"><text:s/></text:span><text:span text:style-name="T106_9">is</text:span><text:span text:style-name="T106_10"><text:s/></text:span><text:span text:style-name="T106_11">not</text:span><text:span text:style-name="T106_12"><text:s/></text:span><text:span text:style-name="T106_13">whitespace</text:span><text:span text:style-name="T106_14">?</text:span></text:p>
            <text:p text:style-name="P107"/>
            <text:list text:style-name="LS6" xml:id="list19">
              <text:list-item>
                <text:p text:style-name="P108"><text:span text:style-name="T108_1">Single</text:span><text:span text:style-name="T108_2"><text:s/></text:span><text:span text:style-name="T108_3">space</text:span></text:p>
              </text:list-item>
              <text:list-item>
                <text:p text:style-name="P109"><text:span text:style-name="T109_1">New</text:span><text:span text:style-name="T109_2"><text:s/></text:span><text:span text:style-name="T109_3">line</text:span></text:p>
              </text:list-item>
              <text:list-item>
                <text:p text:style-name="P110"><text:span text:style-name="T110_1">Tab</text:span></text:p>
              </text:list-item>
              <text:list-item>
                <text:p text:style-name="P111"><text:span text:style-name="T111_1">/**<text:s text:c="5"/>**/</text:span></text:p>
              </text:list-item>
            </text:list>
            <text:p text:style-name="P112"/>
            <text:p text:style-name="P113"><text:span text:style-name="T113_1">Type</text:span><text:span text:style-name="T113_2"><text:s/></text:span><text:span text:style-name="T113_3">in</text:span><text:span text:style-name="T113_4"><text:s/>1<text:s/></text:span><text:span text:style-name="T113_5">if</text:span><text:span text:style-name="T113_6"><text:s/></text:span><text:span text:style-name="T113_7">you</text:span><text:span text:style-name="T113_8"><text:s/></text:span><text:span text:style-name="T113_9">think</text:span><text:span text:style-name="T113_10"><text:s/>1<text:s/></text:span><text:span text:style-name="T113_11">is</text:span><text:span text:style-name="T113_12"><text:s/></text:span><text:span text:style-name="T113_13">the</text:span><text:span text:style-name="T113_14"><text:s/></text:span><text:span text:style-name="T113_15">correct</text:span><text:span text:style-name="T113_16"><text:s/></text:span><text:span text:style-name="T113_17">answer</text:span><text:span text:style-name="T113_18">.</text:span></text:p>
            <text:p text:style-name="P114"><text:span text:style-name="T114_1">Type</text:span><text:span text:style-name="T114_2"><text:s/></text:span><text:span text:style-name="T114_3">in</text:span><text:span text:style-name="T114_4"><text:s/>2<text:s/></text:span><text:span text:style-name="T114_5">if</text:span><text:span text:style-name="T114_6"><text:s/></text:span><text:span text:style-name="T114_7">you</text:span><text:span text:style-name="T114_8"><text:s/></text:span><text:span text:style-name="T114_9">think</text:span><text:span text:style-name="T114_10"><text:s/>2<text:s/></text:span><text:span text:style-name="T114_11">is</text:span><text:span text:style-name="T114_12"><text:s/></text:span><text:span text:style-name="T114_13">the</text:span><text:span text:style-name="T114_14"><text:s/></text:span><text:span text:style-name="T114_15">correct</text:span><text:span text:style-name="T114_16"><text:s/></text:span><text:span text:style-name="T114_17">answer</text:span><text:span text:style-name="T114_18">.</text:span></text:p>
            <text:p text:style-name="P115"><text:span text:style-name="T115_1">Type</text:span><text:span text:style-name="T115_2"><text:s/></text:span><text:span text:style-name="T115_3">in</text:span><text:span text:style-name="T115_4"><text:s/>3<text:s/></text:span><text:span text:style-name="T115_5">if</text:span><text:span text:style-name="T115_6"><text:s/></text:span><text:span text:style-name="T115_7">you</text:span><text:span text:style-name="T115_8"><text:s/></text:span><text:span text:style-name="T115_9">think</text:span><text:span text:style-name="T115_10"><text:s/>3<text:s/></text:span><text:span text:style-name="T115_11">is</text:span><text:span text:style-name="T115_12"><text:s/></text:span><text:span text:style-name="T115_13">the</text:span><text:span text:style-name="T115_14"><text:s/></text:span><text:span text:style-name="T115_15">correct</text:span><text:span text:style-name="T115_16"><text:s/></text:span><text:span text:style-name="T115_17">answer</text:span><text:span text:style-name="T115_18">.</text:span></text:p>
            <text:p text:style-name="P116"><text:span text:style-name="T116_1">Type</text:span><text:span text:style-name="T116_2"><text:s/></text:span><text:span text:style-name="T116_3">in</text:span><text:span text:style-name="T116_4"><text:s/>4<text:s/></text:span><text:span text:style-name="T116_5">if</text:span><text:span text:style-name="T116_6"><text:s/></text:span><text:span text:style-name="T116_7">you</text:span><text:span text:style-name="T116_8"><text:s/></text:span><text:span text:style-name="T116_9">think</text:span><text:span text:style-name="T116_10"><text:s/>4<text:s/></text:span><text:span text:style-name="T116_11">is</text:span><text:span text:style-name="T116_12"><text:s/></text:span><text:span text:style-name="T116_13">the</text:span><text:span text:style-name="T116_14"><text:s/></text:span><text:span text:style-name="T116_15">correct</text:span><text:span text:style-name="T116_16"><text:s/></text:span><text:span text:style-name="T116_17">answer</text:span><text:span text:style-name="T116_18">.</text:span></text:p>
            <text:p text:style-name="P117"/>
            <text:p text:style-name="P118"><text:span text:style-name="T118_1">Indicate</text:span><text:span text:style-name="T118_2"><text:s/></text:span><text:span text:style-name="T118_3">your</text:span><text:span text:style-name="T118_4"><text:s/></text:span><text:span text:style-name="T118_5">choice</text:span><text:span text:style-name="T118_6"><text:s/></text:span><text:span text:style-name="T118_7">in</text:span><text:span text:style-name="T118_8"><text:s/></text:span><text:span text:style-name="T118_9">the</text:span><text:span text:style-name="T118_10"><text:s/></text:span><text:span text:style-name="T118_11">Answer</text:span><text:span text:style-name="T118_12"><text:s/></text:span><text:span text:style-name="T118_13">Box</text:span><text:span text:style-name="T118_14"><text:s/></text:span><text:span text:style-name="T118_15">below</text:span><text:span text:style-name="T118_16">.</text:span></text:p>
          </table:table-cell>
        </table:table-row>
        <table:table-row table:style-name="Row21">
          <table:table-cell table:style-name="Cell21">
            <text:p text:style-name="P119"/>
            <text:p text:style-name="P120"><text:span text:style-name="T120_1">Answer</text:span></text:p>
          </table:table-cell>
        </table:table-row>
        <table:table-row table:style-name="Row22">
          <table:table-cell table:style-name="Cell22">
            <text:p text:style-name="P121"/>
          </table:table-cell>
        </table:table-row>
      </table:table>
      <text:p text:style-name="P122"/>
      <text:p text:style-name="P123"/>
      <text:p text:style-name="P124"/>
      <table:table table:style-name="Table8">
        <table:table-column table:style-name="Column8"/>
        <table:table-row table:style-name="Row23">
          <table:table-cell table:style-name="Cell23">
            <text:p text:style-name="P125"><text:span text:style-name="T125_1">Question</text:span><text:span text:style-name="T125_2"><text:s/>6</text:span></text:p>
          </table:table-cell>
        </table:table-row>
        <table:table-row table:style-name="Row24">
          <table:table-cell table:style-name="Cell24">
            <text:p text:style-name="P126"><text:span text:style-name="T126_1">Literals</text:span><text:span text:style-name="T126_2"><text:s/></text:span><text:span text:style-name="T126_3">can</text:span><text:span text:style-name="T126_4"><text:s/></text:span><text:span text:style-name="T126_5">be</text:span><text:span text:style-name="T126_6"><text:s/></text:span><text:span text:style-name="T126_7">combined</text:span><text:span text:style-name="T126_8"><text:s/></text:span><text:span text:style-name="T126_9">using</text:span><text:span text:style-name="T126_10"><text:s/></text:span><text:span text:style-name="T126_11">operators</text:span><text:span text:style-name="T126_12">.<text:s/></text:span><text:span text:style-name="T126_13">What</text:span><text:span text:style-name="T126_14"><text:s/></text:span><text:span text:style-name="T126_15">is</text:span><text:span text:style-name="T126_16"><text:s/></text:span><text:span text:style-name="T126_17">the</text:span><text:span text:style-name="T126_18"><text:s/></text:span><text:span text:style-name="T126_19">value</text:span><text:span text:style-name="T126_20"><text:s/></text:span><text:span text:style-name="T126_21">of</text:span><text:span text:style-name="T126_22"><text:s/></text:span><text:span text:style-name="T126_23">the</text:span><text:span text:style-name="T126_24"><text:s/></text:span><text:span text:style-name="T126_25">operations</text:span><text:span text:style-name="T126_26"><text:s/></text:span><text:span text:style-name="T126_27">below</text:span><text:span text:style-name="T126_28">.</text:span></text:p>
            <text:p text:style-name="P127"/>
            <text:list text:style-name="LS7" xml:id="list23">
              <text:list-item>
                <text:p text:style-name="P128"><text:span text:style-name="T128_1">Operation</text:span><text:span text:style-name="T128_2"><text:s/>1,<text:s/></text:span><text:span text:style-name="T128_3">value</text:span><text:span text:style-name="T128_4"><text:s/></text:span><text:span text:style-name="T128_5">is</text:span><text:span text:style-name="T128_6"><text:s/></text:span><text:span text:style-name="T128_7">the</text:span><text:span text:style-name="T128_8"><text:s/></text:span><text:span text:style-name="T128_9">number</text:span><text:span text:style-name="T128_10"><text:s/>10,<text:s/></text:span><text:span text:style-name="T128_11">Operation</text:span><text:span text:style-name="T128_12"><text:s/>2,<text:s/></text:span><text:span text:style-name="T128_13">value</text:span><text:span text:style-name="T128_14"><text:s/></text:span><text:span text:style-name="T128_15">is</text:span><text:span text:style-name="T128_16"><text:s/></text:span><text:span text:style-name="T128_17">the</text:span><text:span text:style-name="T128_18"><text:s/></text:span><text:span text:style-name="T128_19">number</text:span><text:span text:style-name="T128_20"><text:s/>10</text:span></text:p>
              </text:list-item>
              <text:list-item>
                <text:p text:style-name="P129"><text:span text:style-name="T129_1">Operation</text:span><text:span text:style-name="T129_2"><text:s/>1,<text:s/></text:span><text:span text:style-name="T129_3">value</text:span><text:span text:style-name="T129_4"><text:s/></text:span><text:span text:style-name="T129_5">is</text:span><text:span text:style-name="T129_6"><text:s/></text:span><text:span text:style-name="T129_7">the</text:span><text:span text:style-name="T129_8"><text:s/></text:span><text:span text:style-name="T129_9">String</text:span><text:span text:style-name="T129_10"><text:s/>"10",<text:s/></text:span><text:span text:style-name="T129_11">Operation</text:span><text:span text:style-name="T129_12"><text:s/>2,<text:s/></text:span><text:span text:style-name="T129_13">value</text:span><text:span text:style-name="T129_14"><text:s/></text:span><text:span text:style-name="T129_15">is</text:span><text:span text:style-name="T129_16"><text:s/></text:span><text:span text:style-name="T129_17">the</text:span><text:span text:style-name="T129_18"><text:s/></text:span><text:span text:style-name="T129_19">String</text:span><text:span text:style-name="T129_20"><text:s/>"10"</text:span></text:p>
              </text:list-item>
              <text:list-item>
                <text:p text:style-name="P130"><text:span text:style-name="T130_1">Operation</text:span><text:span text:style-name="T130_2"><text:s/>1,<text:s/></text:span><text:span text:style-name="T130_3">value</text:span><text:span text:style-name="T130_4"><text:s/></text:span><text:span text:style-name="T130_5">is</text:span><text:span text:style-name="T130_6"><text:s/></text:span><text:span text:style-name="T130_7">the</text:span><text:span text:style-name="T130_8"><text:s/></text:span><text:span text:style-name="T130_9">String</text:span><text:span text:style-name="T130_10"><text:s/>"10",<text:s/></text:span><text:span text:style-name="T130_11">Operation</text:span><text:span text:style-name="T130_12"><text:s/>2,<text:s/></text:span><text:span text:style-name="T130_13">value</text:span><text:span text:style-name="T130_14"><text:s/></text:span><text:span text:style-name="T130_15">is</text:span><text:span text:style-name="T130_16"><text:s/></text:span><text:span text:style-name="T130_17">the</text:span><text:span text:style-name="T130_18"><text:s/></text:span><text:span text:style-name="T130_19">number</text:span><text:span text:style-name="T130_20"><text:s/>10</text:span></text:p>
              </text:list-item>
              <text:list-item>
                <text:p text:style-name="P131"><text:span text:style-name="T131_1">Both</text:span><text:span text:style-name="T131_2"><text:s/></text:span><text:span text:style-name="T131_3">operations</text:span><text:span text:style-name="T131_4"><text:s/></text:span><text:span text:style-name="T131_5">are</text:span><text:span text:style-name="T131_6"><text:s/></text:span><text:span text:style-name="T131_7">invalid</text:span></text:p>
              </text:list-item>
            </text:list>
            <text:p text:style-name="P132"/>
            <text:p text:style-name="P133"/>
            <table:table table:style-name="Table9">
              <table:table-column table:style-name="Column9"/>
              <table:table-column table:style-name="Column10"/>
              <table:table-row table:style-name="Row25">
                <table:table-cell table:style-name="Cell25">
                  <text:p text:style-name="P134"><text:span text:style-name="T134_1">Operation</text:span><text:span text:style-name="T134_2"><text:s/>1</text:span></text:p>
                </table:table-cell>
                <table:table-cell table:style-name="Cell26">
                  <text:p text:style-name="P135"><text:span text:style-name="T135_1">"1"<text:s/>+<text:s/>0</text:span></text:p>
                </table:table-cell>
              </table:table-row>
              <table:table-row table:style-name="Row26">
                <table:table-cell table:style-name="Cell27">
                  <text:p text:style-name="P136"><text:span text:style-name="T136_1">Operation</text:span><text:span text:style-name="T136_2"><text:s/>2</text:span></text:p>
                </table:table-cell>
                <table:table-cell table:style-name="Cell28">
                  <text:p text:style-name="P137"><text:span text:style-name="T137_1">1<text:s/>+<text:s/>"0"</text:span></text:p>
                </table:table-cell>
              </table:table-row>
            </table:table>
            <text:p text:style-name="P138"/>
            <text:p text:style-name="P139"/>
            <text:p text:style-name="P140"><text:span text:style-name="T140_1">Type</text:span><text:span text:style-name="T140_2"><text:s/></text:span><text:span text:style-name="T140_3">in</text:span><text:span text:style-name="T140_4"><text:s/>1<text:s/></text:span><text:span text:style-name="T140_5">if</text:span><text:span text:style-name="T140_6"><text:s/></text:span><text:span text:style-name="T140_7">you</text:span><text:span text:style-name="T140_8"><text:s/></text:span><text:span text:style-name="T140_9">think</text:span><text:span text:style-name="T140_10"><text:s/>1<text:s/></text:span><text:span text:style-name="T140_11">is</text:span><text:span text:style-name="T140_12"><text:s/></text:span><text:span text:style-name="T140_13">the</text:span><text:span text:style-name="T140_14"><text:s/></text:span><text:span text:style-name="T140_15">correct</text:span><text:span text:style-name="T140_16"><text:s/></text:span><text:span text:style-name="T140_17">answer</text:span><text:span text:style-name="T140_18">.</text:span></text:p>
            <text:p text:style-name="P141"><text:span text:style-name="T141_1">Type</text:span><text:span text:style-name="T141_2"><text:s/></text:span><text:span text:style-name="T141_3">in</text:span><text:span text:style-name="T141_4"><text:s/>2<text:s/></text:span><text:span text:style-name="T141_5">if</text:span><text:span text:style-name="T141_6"><text:s/></text:span><text:span text:style-name="T141_7">you</text:span><text:span text:style-name="T141_8"><text:s/></text:span><text:span text:style-name="T141_9">think</text:span><text:span text:style-name="T141_10"><text:s/>2<text:s/></text:span><text:span text:style-name="T141_11">is</text:span><text:span text:style-name="T141_12"><text:s/></text:span><text:span text:style-name="T141_13">the</text:span><text:span text:style-name="T141_14"><text:s/></text:span><text:span text:style-name="T141_15">correct</text:span><text:span text:style-name="T141_16"><text:s/></text:span><text:span text:style-name="T141_17">answer</text:span><text:span text:style-name="T141_18">.</text:span></text:p>
            <text:p text:style-name="P142"><text:span text:style-name="T142_1">Type</text:span><text:span text:style-name="T142_2"><text:s/></text:span><text:span text:style-name="T142_3">in</text:span><text:span text:style-name="T142_4"><text:s/>3<text:s/></text:span><text:span text:style-name="T142_5">if</text:span><text:span text:style-name="T142_6"><text:s/></text:span><text:span text:style-name="T142_7">you</text:span><text:span text:style-name="T142_8"><text:s/></text:span><text:span text:style-name="T142_9">think</text:span><text:span text:style-name="T142_10"><text:s/>3<text:s/></text:span><text:span text:style-name="T142_11">is</text:span><text:span text:style-name="T142_12"><text:s/></text:span><text:span text:style-name="T142_13">the</text:span><text:span text:style-name="T142_14"><text:s/></text:span><text:span text:style-name="T142_15">correct</text:span><text:span text:style-name="T142_16"><text:s/></text:span><text:span text:style-name="T142_17">answer</text:span><text:span text:style-name="T142_18">.</text:span></text:p>
            <text:p text:style-name="P143"><text:span text:style-name="T143_1">Type</text:span><text:span text:style-name="T143_2"><text:s/></text:span><text:span text:style-name="T143_3">in</text:span><text:span text:style-name="T143_4"><text:s/>4<text:s/></text:span><text:span text:style-name="T143_5">if</text:span><text:span text:style-name="T143_6"><text:s/></text:span><text:span text:style-name="T143_7">you</text:span><text:span text:style-name="T143_8"><text:s/></text:span><text:span text:style-name="T143_9">think</text:span><text:span text:style-name="T143_10"><text:s/>4<text:s/></text:span><text:span text:style-name="T143_11">is</text:span><text:span text:style-name="T143_12"><text:s/></text:span><text:span text:style-name="T143_13">the</text:span><text:span text:style-name="T143_14"><text:s/></text:span><text:span text:style-name="T143_15">correct</text:span><text:span text:style-name="T143_16"><text:s/></text:span><text:span text:style-name="T143_17">answer</text:span><text:span text:style-name="T143_18">.</text:span></text:p>
            <text:p text:style-name="P144"/>
            <text:p text:style-name="P145"><text:span text:style-name="T145_1">Indicate</text:span><text:span text:style-name="T145_2"><text:s/></text:span><text:span text:style-name="T145_3">your</text:span><text:span text:style-name="T145_4"><text:s/></text:span><text:span text:style-name="T145_5">choice</text:span><text:span text:style-name="T145_6"><text:s/></text:span><text:span text:style-name="T145_7">in</text:span><text:span text:style-name="T145_8"><text:s/></text:span><text:span text:style-name="T145_9">the</text:span><text:span text:style-name="T145_10"><text:s/></text:span><text:span text:style-name="T145_11">Answer</text:span><text:span text:style-name="T145_12"><text:s/></text:span><text:span text:style-name="T145_13">Box</text:span><text:span text:style-name="T145_14"><text:s/></text:span><text:span text:style-name="T145_15">below</text:span><text:span text:style-name="T145_16">.</text:span></text:p>
          </table:table-cell>
        </table:table-row>
        <table:table-row table:style-name="Row27">
          <table:table-cell table:style-name="Cell29">
            <text:p text:style-name="P146"/>
            <text:p text:style-name="P147"><text:span text:style-name="T147_1">Answer</text:span></text:p>
          </table:table-cell>
        </table:table-row>
        <table:table-row table:style-name="Row28">
          <table:table-cell table:style-name="Cell30">
            <text:p text:style-name="P148"/>
          </table:table-cell>
        </table:table-row>
      </table:table>
      <text:p text:style-name="P149"/>
      <text:p text:style-name="P150"/>
      <text:p text:style-name="P151"/>
      <table:table table:style-name="Table10">
        <table:table-column table:style-name="Column11"/>
        <table:table-row table:style-name="Row29">
          <table:table-cell table:style-name="Cell31">
            <text:p text:style-name="P152"><text:span text:style-name="T152_1">Question</text:span><text:span text:style-name="T152_2"><text:s/>7</text:span></text:p>
          </table:table-cell>
        </table:table-row>
        <table:table-row table:style-name="Row30">
          <table:table-cell table:style-name="Cell32">
            <text:p text:style-name="P153"><text:span text:style-name="T153_1">Which</text:span><text:span text:style-name="T153_2"><text:s/></text:span><text:span text:style-name="T153_3">of</text:span><text:span text:style-name="T153_4"><text:s/></text:span><text:span text:style-name="T153_5">the</text:span><text:span text:style-name="T153_6"><text:s/></text:span><text:span text:style-name="T153_7">following</text:span><text:span text:style-name="T153_8"><text:s/></text:span><text:span text:style-name="T153_9">is</text:span><text:span text:style-name="T153_10"><text:s/></text:span><text:span text:style-name="T153_11">not</text:span><text:span text:style-name="T153_12"><text:s/></text:span><text:span text:style-name="T153_13">an</text:span><text:span text:style-name="T153_14"><text:s/></text:span><text:span text:style-name="T153_15">example</text:span><text:span text:style-name="T153_16"><text:s/></text:span><text:span text:style-name="T153_17">of</text:span><text:span text:style-name="T153_18"><text:s/></text:span><text:span text:style-name="T153_19">a</text:span><text:span text:style-name="T153_20"><text:s/></text:span><text:span text:style-name="T153_21">reference</text:span><text:span text:style-name="T153_22"><text:s/></text:span><text:span text:style-name="T153_23">data</text:span><text:span text:style-name="T153_24"><text:s/></text:span><text:span text:style-name="T153_25">type</text:span></text:p>
            <text:p text:style-name="P154"/>
            <text:list text:style-name="LS8" xml:id="list27">
              <text:list-item>
                <text:p text:style-name="P155"><text:span text:style-name="T155_1">A</text:span><text:span text:style-name="T155_2"><text:s/></text:span><text:span text:style-name="T155_3">class</text:span></text:p>
              </text:list-item>
              <text:list-item>
                <text:p text:style-name="P156"><text:span text:style-name="T156_1">An</text:span><text:span text:style-name="T156_2"><text:s/></text:span><text:span text:style-name="T156_3">interface</text:span></text:p>
              </text:list-item>
              <text:list-item>
                <text:p text:style-name="P157"><text:span text:style-name="T157_1">An</text:span><text:span text:style-name="T157_2"><text:s/></text:span><text:span text:style-name="T157_3">array</text:span></text:p>
              </text:list-item>
              <text:list-item>
                <text:p text:style-name="P158"><text:span text:style-name="T158_1">datatype</text:span><text:span text:style-name="T158_2"><text:s/></text:span><text:span text:style-name="T158_3">int</text:span></text:p>
              </text:list-item>
            </text:list>
            <text:p text:style-name="P159"/>
            <text:p text:style-name="P160"><text:span text:style-name="T160_1">Type</text:span><text:span text:style-name="T160_2"><text:s/></text:span><text:span text:style-name="T160_3">in</text:span><text:span text:style-name="T160_4"><text:s/>1<text:s/></text:span><text:span text:style-name="T160_5">if</text:span><text:span text:style-name="T160_6"><text:s/></text:span><text:span text:style-name="T160_7">you</text:span><text:span text:style-name="T160_8"><text:s/></text:span><text:span text:style-name="T160_9">think</text:span><text:span text:style-name="T160_10"><text:s/>1<text:s/></text:span><text:span text:style-name="T160_11">is</text:span><text:span text:style-name="T160_12"><text:s/></text:span><text:span text:style-name="T160_13">the</text:span><text:span text:style-name="T160_14"><text:s/></text:span><text:span text:style-name="T160_15">correct</text:span><text:span text:style-name="T160_16"><text:s/></text:span><text:span text:style-name="T160_17">answer</text:span><text:span text:style-name="T160_18">.</text:span></text:p>
            <text:p text:style-name="P161"><text:span text:style-name="T161_1">Type</text:span><text:span text:style-name="T161_2"><text:s/></text:span><text:span text:style-name="T161_3">in</text:span><text:span text:style-name="T161_4"><text:s/>2<text:s/></text:span><text:span text:style-name="T161_5">if</text:span><text:span text:style-name="T161_6"><text:s/></text:span><text:span text:style-name="T161_7">you</text:span><text:span text:style-name="T161_8"><text:s/></text:span><text:span text:style-name="T161_9">think</text:span><text:span text:style-name="T161_10"><text:s/>2<text:s/></text:span><text:span text:style-name="T161_11">is</text:span><text:span text:style-name="T161_12"><text:s/></text:span><text:span text:style-name="T161_13">the</text:span><text:span text:style-name="T161_14"><text:s/></text:span><text:span text:style-name="T161_15">correct</text:span><text:span text:style-name="T161_16"><text:s/></text:span><text:span text:style-name="T161_17">answer</text:span><text:span text:style-name="T161_18">.</text:span></text:p>
            <text:p text:style-name="P162"><text:span text:style-name="T162_1">Type</text:span><text:span text:style-name="T162_2"><text:s/></text:span><text:span text:style-name="T162_3">in</text:span><text:span text:style-name="T162_4"><text:s/>3<text:s/></text:span><text:span text:style-name="T162_5">if</text:span><text:span text:style-name="T162_6"><text:s/></text:span><text:span text:style-name="T162_7">you</text:span><text:span text:style-name="T162_8"><text:s/></text:span><text:span text:style-name="T162_9">think</text:span><text:span text:style-name="T162_10"><text:s/>3<text:s/></text:span><text:span text:style-name="T162_11">is</text:span><text:span text:style-name="T162_12"><text:s/></text:span><text:span text:style-name="T162_13">the</text:span><text:span text:style-name="T162_14"><text:s/></text:span><text:span text:style-name="T162_15">correct</text:span><text:span text:style-name="T162_16"><text:s/></text:span><text:span text:style-name="T162_17">answer</text:span><text:span text:style-name="T162_18">.</text:span></text:p>
            <text:p text:style-name="P163"><text:span text:style-name="T163_1">Type</text:span><text:span text:style-name="T163_2"><text:s/></text:span><text:span text:style-name="T163_3">in</text:span><text:span text:style-name="T163_4"><text:s/>4<text:s/></text:span><text:span text:style-name="T163_5">if</text:span><text:span text:style-name="T163_6"><text:s/></text:span><text:span text:style-name="T163_7">you</text:span><text:span text:style-name="T163_8"><text:s/></text:span><text:span text:style-name="T163_9">think</text:span><text:span text:style-name="T163_10"><text:s/>4<text:s/></text:span><text:span text:style-name="T163_11">is</text:span><text:span text:style-name="T163_12"><text:s/></text:span><text:span text:style-name="T163_13">the</text:span><text:span text:style-name="T163_14"><text:s/></text:span><text:span text:style-name="T163_15">correct</text:span><text:span text:style-name="T163_16"><text:s/></text:span><text:span text:style-name="T163_17">answer</text:span><text:span text:style-name="T163_18">.</text:span></text:p>
            <text:p text:style-name="P164"/>
            <text:p text:style-name="P165"><text:span text:style-name="T165_1">Indicate</text:span><text:span text:style-name="T165_2"><text:s/></text:span><text:span text:style-name="T165_3">your</text:span><text:span text:style-name="T165_4"><text:s/></text:span><text:span text:style-name="T165_5">choice</text:span><text:span text:style-name="T165_6"><text:s/></text:span><text:span text:style-name="T165_7">in</text:span><text:span text:style-name="T165_8"><text:s/></text:span><text:span text:style-name="T165_9">the</text:span><text:span text:style-name="T165_10"><text:s/></text:span><text:span text:style-name="T165_11">Answer</text:span><text:span text:style-name="T165_12"><text:s/></text:span><text:span text:style-name="T165_13">Box</text:span><text:span text:style-name="T165_14"><text:s/></text:span><text:span text:style-name="T165_15">below</text:span><text:span text:style-name="T165_16">.</text:span></text:p>
          </table:table-cell>
        </table:table-row>
        <table:table-row table:style-name="Row31">
          <table:table-cell table:style-name="Cell33">
            <text:p text:style-name="P166"/>
            <text:p text:style-name="P167"><text:span text:style-name="T167_1">Answer</text:span></text:p>
          </table:table-cell>
        </table:table-row>
        <table:table-row table:style-name="Row32">
          <table:table-cell table:style-name="Cell34">
            <text:p text:style-name="P168"/>
          </table:table-cell>
        </table:table-row>
      </table:table>
      <text:p text:style-name="P169"/>
      <text:p text:style-name="P170"/>
      <text:p text:style-name="P171"/>
      <text:p text:style-name="P172"/>
      <text:p text:style-name="P173"/>
      <table:table table:style-name="Table11">
        <table:table-column table:style-name="Column12"/>
        <table:table-row table:style-name="Row33">
          <table:table-cell table:style-name="Cell35">
            <text:p text:style-name="P174"><text:span text:style-name="T174_1">Question</text:span><text:span text:style-name="T174_2"><text:s/>8</text:span></text:p>
          </table:table-cell>
        </table:table-row>
        <table:table-row table:style-name="Row34">
          <table:table-cell table:style-name="Cell36">
            <text:p text:style-name="P175"><text:span text:style-name="T175_1">Identify</text:span><text:span text:style-name="T175_2"><text:s/></text:span><text:span text:style-name="T175_3">the</text:span><text:span text:style-name="T175_4"><text:s/></text:span><text:span text:style-name="T175_5">data</text:span><text:span text:style-name="T175_6"><text:s/></text:span><text:span text:style-name="T175_7">type</text:span><text:span text:style-name="T175_8"><text:s/></text:span><text:span text:style-name="T175_9">of</text:span><text:span text:style-name="T175_10"><text:s/></text:span><text:span text:style-name="T175_11">the</text:span><text:span text:style-name="T175_12"><text:s/></text:span><text:span text:style-name="T175_13">variable</text:span><text:span text:style-name="T175_14"><text:s/></text:span><text:span text:style-name="T175_15">sum</text:span><text:span text:style-name="T175_16"><text:s/></text:span><text:span text:style-name="T175_17">in</text:span><text:span text:style-name="T175_18"><text:s/></text:span><text:span text:style-name="T175_19">the</text:span><text:span text:style-name="T175_20"><text:s/></text:span><text:span text:style-name="T175_21">Java</text:span><text:span text:style-name="T175_22"><text:s/></text:span><text:span text:style-name="T175_23">program</text:span><text:span text:style-name="T175_24"><text:s/></text:span><text:span text:style-name="T175_25">below</text:span><text:span text:style-name="T175_26"><text:s/></text:span></text:p>
            <text:p text:style-name="P176"/>
            <table:table table:style-name="Table12">
              <table:table-column table:style-name="Column13"/>
              <table:table-row table:style-name="Row35">
                <table:table-cell table:style-name="Cell37">
                  <text:p text:style-name="P177"><text:span text:style-name="T177_1">class</text:span><text:span text:style-name="T177_2"><text:s/></text:span><text:span text:style-name="T177_3">A</text:span><text:span text:style-name="T177_4"><text:s/>{</text:span></text:p>
                  <text:p text:style-name="P178"><text:span text:style-name="T178_1"><text:s text:c="4"/></text:span><text:span text:style-name="T178_2">public</text:span><text:span text:style-name="T178_3"><text:s/></text:span><text:span text:style-name="T178_4">int</text:span><text:span text:style-name="T178_5"><text:s/></text:span><text:span text:style-name="T178_6">add</text:span><text:span text:style-name="T178_7">2</text:span><text:span text:style-name="T178_8">Numbers</text:span><text:span text:style-name="T178_9">(</text:span><text:span text:style-name="T178_10">int</text:span><text:span text:style-name="T178_11"><text:s/></text:span><text:span text:style-name="T178_12">number</text:span><text:span text:style-name="T178_13">1,<text:s/></text:span><text:span text:style-name="T178_14">int</text:span><text:span text:style-name="T178_15"><text:s/></text:span><text:span text:style-name="T178_16">number</text:span><text:span text:style-name="T178_17">2)<text:s/>{</text:span></text:p>
                  <text:p text:style-name="P179"><text:span text:style-name="T179_1"><text:s text:c="8"/></text:span><text:span text:style-name="T179_2">int</text:span><text:span text:style-name="T179_3"><text:s/></text:span><text:span text:style-name="T179_4">sum</text:span><text:span text:style-name="T179_5"><text:s/>=<text:s/></text:span><text:span text:style-name="T179_6">number</text:span><text:span text:style-name="T179_7">1<text:s/>+<text:s/></text:span><text:span text:style-name="T179_8">number</text:span><text:span text:style-name="T179_9">2;</text:span></text:p>
                  <text:p text:style-name="P180"><text:span text:style-name="T180_1"><text:s text:c="8"/></text:span><text:span text:style-name="T180_2">return</text:span><text:span text:style-name="T180_3"><text:s/></text:span><text:span text:style-name="T180_4">sum</text:span><text:span text:style-name="T180_5">;</text:span></text:p>
                  <text:p text:style-name="P181"><text:span text:style-name="T181_1"><text:s text:c="4"/>}</text:span></text:p>
                  <text:p text:style-name="P182"><text:span text:style-name="T182_1">}</text:span></text:p>
                </table:table-cell>
              </table:table-row>
            </table:table>
            <text:p text:style-name="P183"/>
            <text:p text:style-name="P184"/>
            <text:list text:style-name="LS9" xml:id="list31">
              <text:list-item>
                <text:p text:style-name="P185"><text:span text:style-name="T185_1">int</text:span></text:p>
              </text:list-item>
              <text:list-item>
                <text:p text:style-name="P186"><text:span text:style-name="T186_1">String</text:span></text:p>
              </text:list-item>
              <text:list-item>
                <text:p text:style-name="P187"><text:span text:style-name="T187_1">A</text:span></text:p>
              </text:list-item>
              <text:list-item>
                <text:p text:style-name="P188"><text:span text:style-name="T188_1">add</text:span><text:span text:style-name="T188_2">2</text:span><text:span text:style-name="T188_3">Numbers</text:span></text:p>
              </text:list-item>
            </text:list>
            <text:p text:style-name="P189"/>
            <text:p text:style-name="P190"><text:span text:style-name="T190_1">Type</text:span><text:span text:style-name="T190_2"><text:s/></text:span><text:span text:style-name="T190_3">in</text:span><text:span text:style-name="T190_4"><text:s/>1<text:s/></text:span><text:span text:style-name="T190_5">if</text:span><text:span text:style-name="T190_6"><text:s/></text:span><text:span text:style-name="T190_7">you</text:span><text:span text:style-name="T190_8"><text:s/></text:span><text:span text:style-name="T190_9">think</text:span><text:span text:style-name="T190_10"><text:s/>1<text:s/></text:span><text:span text:style-name="T190_11">is</text:span><text:span text:style-name="T190_12"><text:s/></text:span><text:span text:style-name="T190_13">the</text:span><text:span text:style-name="T190_14"><text:s/></text:span><text:span text:style-name="T190_15">correct</text:span><text:span text:style-name="T190_16"><text:s/></text:span><text:span text:style-name="T190_17">answer</text:span><text:span text:style-name="T190_18">.</text:span></text:p>
            <text:p text:style-name="P191"><text:span text:style-name="T191_1">Type</text:span><text:span text:style-name="T191_2"><text:s/></text:span><text:span text:style-name="T191_3">in</text:span><text:span text:style-name="T191_4"><text:s/>2<text:s/></text:span><text:span text:style-name="T191_5">if</text:span><text:span text:style-name="T191_6"><text:s/></text:span><text:span text:style-name="T191_7">you</text:span><text:span text:style-name="T191_8"><text:s/></text:span><text:span text:style-name="T191_9">think</text:span><text:span text:style-name="T191_10"><text:s/>2<text:s/></text:span><text:span text:style-name="T191_11">is</text:span><text:span text:style-name="T191_12"><text:s/></text:span><text:span text:style-name="T191_13">the</text:span><text:span text:style-name="T191_14"><text:s/></text:span><text:span text:style-name="T191_15">correct</text:span><text:span text:style-name="T191_16"><text:s/></text:span><text:span text:style-name="T191_17">answer</text:span><text:span text:style-name="T191_18">.</text:span></text:p>
            <text:p text:style-name="P192"><text:span text:style-name="T192_1">Type</text:span><text:span text:style-name="T192_2"><text:s/></text:span><text:span text:style-name="T192_3">in</text:span><text:span text:style-name="T192_4"><text:s/>3<text:s/></text:span><text:span text:style-name="T192_5">if</text:span><text:span text:style-name="T192_6"><text:s/></text:span><text:span text:style-name="T192_7">you</text:span><text:span text:style-name="T192_8"><text:s/></text:span><text:span text:style-name="T192_9">think</text:span><text:span text:style-name="T192_10"><text:s/>3<text:s/></text:span><text:span text:style-name="T192_11">is</text:span><text:span text:style-name="T192_12"><text:s/></text:span><text:span text:style-name="T192_13">the</text:span><text:span text:style-name="T192_14"><text:s/></text:span><text:span text:style-name="T192_15">correct</text:span><text:span text:style-name="T192_16"><text:s/></text:span><text:span text:style-name="T192_17">answer</text:span><text:span text:style-name="T192_18">.</text:span></text:p>
            <text:p text:style-name="P193"><text:span text:style-name="T193_1">Type</text:span><text:span text:style-name="T193_2"><text:s/></text:span><text:span text:style-name="T193_3">in</text:span><text:span text:style-name="T193_4"><text:s/>4<text:s/></text:span><text:span text:style-name="T193_5">if</text:span><text:span text:style-name="T193_6"><text:s/></text:span><text:span text:style-name="T193_7">you</text:span><text:span text:style-name="T193_8"><text:s/></text:span><text:span text:style-name="T193_9">think</text:span><text:span text:style-name="T193_10"><text:s/>4<text:s/></text:span><text:span text:style-name="T193_11">is</text:span><text:span text:style-name="T193_12"><text:s/></text:span><text:span text:style-name="T193_13">the</text:span><text:span text:style-name="T193_14"><text:s/></text:span><text:span text:style-name="T193_15">correct</text:span><text:span text:style-name="T193_16"><text:s/></text:span><text:span text:style-name="T193_17">answer</text:span><text:span text:style-name="T193_18">.</text:span></text:p>
            <text:p text:style-name="P194"/>
            <text:p text:style-name="P195"><text:span text:style-name="T195_1">Indicate</text:span><text:span text:style-name="T195_2"><text:s/></text:span><text:span text:style-name="T195_3">your</text:span><text:span text:style-name="T195_4"><text:s/></text:span><text:span text:style-name="T195_5">choice</text:span><text:span text:style-name="T195_6"><text:s/></text:span><text:span text:style-name="T195_7">in</text:span><text:span text:style-name="T195_8"><text:s/></text:span><text:span text:style-name="T195_9">the</text:span><text:span text:style-name="T195_10"><text:s/></text:span><text:span text:style-name="T195_11">Answer</text:span><text:span text:style-name="T195_12"><text:s/></text:span><text:span text:style-name="T195_13">Box</text:span><text:span text:style-name="T195_14"><text:s/></text:span><text:span text:style-name="T195_15">below</text:span><text:span text:style-name="T195_16">.</text:span></text:p>
          </table:table-cell>
        </table:table-row>
        <table:table-row table:style-name="Row36">
          <table:table-cell table:style-name="Cell38">
            <text:p text:style-name="P196"/>
            <text:p text:style-name="P197"><text:span text:style-name="T197_1">Answer</text:span></text:p>
          </table:table-cell>
        </table:table-row>
        <table:table-row table:style-name="Row37">
          <table:table-cell table:style-name="Cell39">
            <text:p text:style-name="P198"/>
          </table:table-cell>
        </table:table-row>
      </table:table>
      <text:p text:style-name="P199"/>
      <text:p text:style-name="P20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